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7cm" draw:marker-end="Arrowheads_20_2" draw:marker-end-width="0.377cm" fo:padding-top="0.117cm" fo:padding-bottom="0.117cm" fo:padding-left="0.117cm" fo:padding-right="0.117cm"/>
    </style:style>
    <style:style style:name="gr4" style:family="graphic" style:parent-style-name="standard">
      <style:graphic-properties svg:stroke-width="0.051cm" svg:stroke-color="#800000" draw:marker-start-width="0.276cm" draw:marker-end="Arrowheads_20_2" draw:marker-end-width="0.376cm" fo:padding-top="0.116cm" fo:padding-bottom="0.116cm" fo:padding-left="0.116cm" fo:padding-right="0.116cm"/>
    </style:style>
    <style:style style:name="gr5" style:family="graphic" style:parent-style-name="standard">
      <style:graphic-properties svg:stroke-width="0.051cm" draw:marker-start-width="0.277cm" draw:marker-end="" draw:marker-end-width="0.377cm" fo:padding-top="0.117cm" fo:padding-bottom="0.117cm" fo:padding-left="0.117cm" fo:padding-right="0.117cm"/>
    </style:style>
    <style:style style:name="gr6" style:family="graphic" style:parent-style-name="standard">
      <style:graphic-properties svg:stroke-width="0.051cm" draw:marker-start-width="0.276cm" draw:marker-end-width="0.276cm" fo:padding-top="0.116cm" fo:padding-bottom="0.116cm" fo:padding-left="0.116cm" fo:padding-right="0.116cm"/>
    </style:style>
    <style:style style:name="gr7" style:family="graphic" style:parent-style-name="standard">
      <style:graphic-properties svg:stroke-width="0.051cm" svg:stroke-color="#800000" draw:marker-start-width="0.276cm" draw:marker-end="Arrowheads_20_2" draw:marker-end-width="0.276cm" fo:padding-top="0.116cm" fo:padding-bottom="0.116cm" fo:padding-left="0.116cm" fo:padding-right="0.116cm"/>
    </style:style>
    <style:style style:name="gr8" style:family="graphic" style:parent-style-name="standard">
      <style:graphic-properties svg:stroke-width="0.051cm" draw:marker-start-width="0.276cm" draw:marker-end="Arrowheads_20_2" draw:marker-end-width="0.276cm" fo:padding-top="0.116cm" fo:padding-bottom="0.116cm" fo:padding-left="0.116cm" fo:padding-right="0.116cm"/>
    </style:style>
    <style:style style:name="gr9" style:family="graphic" style:parent-style-name="standard">
      <style:graphic-properties draw:stroke="none" draw:fill="none" fo:min-height="0.535cm" fo:min-width="2.052cm"/>
    </style:style>
    <style:style style:name="P1" style:family="paragraph">
      <style:paragraph-properties fo:margin-left="0cm" fo:margin-right="0cm" fo:text-indent="0cm">
        <style:tab-stops>
          <style:tab-stop style:position="0.635cm"/>
        </style:tab-stops>
      </style:paragraph-properties>
    </style:style>
    <style:style style:name="P2" style:family="paragraph">
      <style:paragraph-properties fo:margin-left="0cm" fo:margin-right="0cm" text:enable-numbering="false" fo:text-indent="0cm">
        <style:tab-stops>
          <style:tab-stop style:position="0.635cm"/>
        </style:tab-stops>
      </style:paragraph-properties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7.632cm" svg:height="3.884cm" svg:x="13.261cm" svg:y="3.641cm">
          <draw:text-box>
            <text:p text:style-name="P1"><text:span text:style-name="T1">User implemented Kinetic Data Structure</text:span></text:p>
            <text:p text:style-name="P1">- Uses instantaneous predicates for initialization</text:p>
            <text:p text:style-name="P1">- Uses certificate generator to generate <text:line-break/> <text:s/>certificates</text:p>
            <text:p text:style-name="P1">- Notified of certificate failures <text:line-break/> <text:s/>to update structure</text:p>
            <text:p text:style-name="P1">- Notified of trajectory changes</text:p>
          </draw:text-box>
        </draw:frame>
        <draw:frame draw:style-name="gr1" draw:text-style-name="P1" draw:layer="layout" svg:width="5.231cm" svg:height="1.784cm" svg:x="6.505cm" svg:y="10.052cm">
          <draw:text-box>
            <text:p text:style-name="P1"><text:span text:style-name="T1">NotifyingTable</text:span></text:p>
            <text:p text:style-name="P1">- Notifies of trajectory changes</text:p>
            <text:p text:style-name="P1">- Defines the geometric primitive</text:p>
          </draw:text-box>
        </draw:frame>
        <draw:frame draw:style-name="gr1" draw:text-style-name="P1" draw:layer="layout" svg:width="4.901cm" svg:height="2.834cm" svg:x="6.505cm" svg:y="4.028cm">
          <draw:text-box>
            <text:p text:style-name="P1"><text:span text:style-name="T1">Simulator</text:span></text:p>
            <text:p text:style-name="P1">- Defines RootStack</text:p>
            <text:p text:style-name="P1">- Defines current time</text:p>
            <text:p text:style-name="P1">- Schedules events</text:p>
            <text:p text:style-name="P1">- Notifies of certificate failures </text:p>
          </draw:text-box>
        </draw:frame>
        <draw:frame draw:style-name="gr1" draw:text-style-name="P1" draw:layer="layout" svg:width="4.986cm" svg:height="1.784cm" svg:x="6.53cm" svg:y="7.687cm">
          <draw:text-box>
            <text:p text:style-name="P1"><text:span text:style-name="T1">KineticKernel</text:span></text:p>
            <text:p text:style-name="P1">- Defines certificate generators</text:p>
            <text:p text:style-name="P1">- Defines geometric primitives </text:p>
          </draw:text-box>
        </draw:frame>
        <draw:frame draw:style-name="gr1" draw:text-style-name="P1" draw:layer="layout" svg:width="5.252cm" svg:height="2.834cm" svg:x="0.64cm" svg:y="7.266cm">
          <draw:text-box>
            <text:p text:style-name="P1"><text:span text:style-name="T1">FunctionKernel</text:span></text:p>
            <text:p text:style-name="P1">- Defines predicates on <text:line-break/> <text:s/>motion coordinate</text:p>
            <text:p text:style-name="P1">- Defines motion coordinate type</text:p>
            <text:p text:style-name="P1"/>
          </draw:text-box>
        </draw:frame>
        <draw:frame draw:style-name="gr2" draw:text-style-name="P1" draw:layer="layout" svg:width="5.608cm" svg:height="2.309cm" svg:x="6.505cm" svg:y="0.938cm">
          <draw:text-box>
            <text:p text:style-name="P1"><text:span text:style-name="T1">InstantaneousKernel</text:span></text:p>
            <text:p text:style-name="P2">- Defines instantaneous predicates</text:p>
            <text:p text:style-name="P2">- Uses current time to <text:line-break/> <text:s text:c="2"/>create static primitives</text:p>
          </draw:text-box>
        </draw:frame>
        <draw:frame draw:style-name="gr1" draw:text-style-name="P1" draw:layer="layout" svg:width="4.342cm" svg:height="1.259cm" svg:x="0.64cm" svg:y="1.653cm">
          <draw:text-box>
            <text:p text:style-name="P1"><text:span text:style-name="T1">StaticKernel</text:span></text:p>
            <text:p text:style-name="P1">- Defines static predicates </text:p>
          </draw:text-box>
        </draw:frame>
        <draw:line draw:style-name="gr3" draw:layer="layout" svg:x1="13.389cm" svg:y1="4.599cm" svg:x2="11.826cm" svg:y2="2.059cm">
          <text:p text:style-name="P3"/>
        </draw:line>
        <draw:line draw:style-name="gr3" draw:layer="layout" svg:x1="13.407cm" svg:y1="5.114cm" svg:x2="9.926cm" svg:y2="4.989cm">
          <text:p text:style-name="P3"/>
        </draw:line>
        <draw:line draw:style-name="gr4" draw:layer="layout" svg:x1="11.276cm" svg:y1="6.534cm" svg:x2="13.261cm" svg:y2="6.268cm">
          <text:p text:style-name="P3"/>
        </draw:line>
        <draw:line draw:style-name="gr4" draw:layer="layout" svg:x1="11.4cm" svg:y1="10.991cm" svg:x2="13.261cm" svg:y2="7.387cm">
          <text:p text:style-name="P3"/>
        </draw:line>
        <draw:line draw:style-name="gr3" draw:layer="layout" svg:x1="13.407cm" svg:y1="5.114cm" svg:x2="10.512cm" svg:y2="8.434cm">
          <text:p text:style-name="P3"/>
        </draw:line>
        <draw:line draw:style-name="gr5" draw:layer="layout" svg:x1="6.677cm" svg:y1="9.18cm" svg:x2="5.892cm" svg:y2="9.074cm">
          <text:p text:style-name="P3"/>
        </draw:line>
        <draw:line draw:style-name="gr5" draw:layer="layout" svg:x1="6.606cm" svg:y1="4.989cm" svg:x2="4.475cm" svg:y2="8.079cm">
          <text:p text:style-name="P3"/>
        </draw:line>
        <draw:line draw:style-name="gr3" draw:layer="layout" svg:x1="6.641cm" svg:y1="1.864cm" svg:x2="4.982cm" svg:y2="2.61cm">
          <text:p text:style-name="P3"/>
        </draw:line>
        <draw:line draw:style-name="gr3" draw:layer="layout" svg:x1="13.408cm" svg:y1="5.115cm" svg:x2="9.766cm" svg:y2="6.019cm">
          <text:p text:style-name="P3"/>
        </draw:line>
        <draw:line draw:style-name="gr6" draw:layer="layout" svg:x1="13.795cm" svg:y1="11.388cm" svg:x2="14.754cm" svg:y2="11.388cm">
          <text:p text:style-name="P3"/>
        </draw:line>
        <draw:line draw:style-name="gr7" draw:layer="layout" svg:x1="13.796cm" svg:y1="11.888cm" svg:x2="14.755cm" svg:y2="11.888cm">
          <text:p text:style-name="P3"/>
        </draw:line>
        <draw:line draw:style-name="gr8" draw:layer="layout" svg:x1="13.797cm" svg:y1="12.488cm" svg:x2="14.756cm" svg:y2="12.488cm">
          <text:p text:style-name="P3"/>
        </draw:line>
        <draw:frame draw:style-name="gr1" draw:layer="layout" svg:width="2.966cm" svg:height="1.776cm" svg:x="14.916cm" svg:y="11.008cm">
          <draw:text-box>
            <text:p text:style-name="P3">Uses type</text:p>
            <text:p text:style-name="P3">Sends notification</text:p>
            <text:p text:style-name="P3">Calls function</text:p>
          </draw:text-box>
        </draw:frame>
        <draw:line draw:style-name="gr6" draw:layer="layout" svg:x1="12.412cm" svg:y1="11.559cm" svg:x2="12.412cm" svg:y2="12.163cm">
          <text:p text:style-name="P3"/>
        </draw:line>
        <draw:line draw:style-name="gr6" draw:layer="layout" svg:x1="0.639cm" svg:y1="12.163cm" svg:x2="12.412cm" svg:y2="12.163cm">
          <text:p text:style-name="P3"/>
        </draw:line>
        <draw:line draw:style-name="gr6" draw:layer="layout" svg:x1="0.639cm" svg:y1="11.559cm" svg:x2="0.639cm" svg:y2="12.163cm">
          <text:p text:style-name="P3"/>
        </draw:line>
        <draw:frame draw:style-name="gr9" draw:text-style-name="P1" draw:layer="layout" svg:width="2.958cm" svg:height="0.735cm" svg:x="4.823cm" svg:y="12.436cm">
          <draw:text-box>
            <text:p text:style-name="P1"><text:span text:style-name="T1">SimulationTra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Double_20_Arrow" draw:display-name="Double Arrow" svg:viewBox="0 0 1131 1918" svg:d="m737 1131h394l-564-1131-567 1131h398l-398 787h1131z"/>
    <draw:marker draw:name="Square" svg:viewBox="0 0 10 10" svg:d="m0 0h10v10h-10z"/>
    <draw:marker draw:name="Square_20_45" draw:display-name="Square 45" svg:viewBox="0 0 1131 1131" svg:d="m0 564 564 567 567-567-567-564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Ultrafine_20_Dashed" svg:stroke-width="0.018cm" svg:stroke-color="#000000" draw:marker-start-width="0.227cm" draw:marker-start-center="true" draw:marker-end-width="0.227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cm" fo:padding-bottom="0.1cm" fo:padding-left="0.1cm" fo:padding-right="0.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ncept_20_name" style:display-name="concept nam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1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subconcept" style:family="graphic" style:parent-style-name="standard">
      <style:graphic-properties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member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0pt" fo:letter-spacing="normal" fo:language="en" fo:country="US" fo:font-style="italic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defines" style:family="graphic" style:parent-style-name="standard">
      <style:graphic-properties draw:stroke="dash" draw:stroke-dash="Ultrafine_20_Dashed" svg:stroke-width="0.018cm" svg:stroke-color="#000080" draw:marker-start="Square_20_45" draw:marker-start-width="0.227cm" draw:marker-start-center="true" draw:marker-end="Arrow" draw:marker-end-width="0.227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cm" fo:padding-bottom="0.1cm" fo:padding-left="0.1cm" fo:padding-right="0.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template" style:family="graphic" style:parent-style-name="standard">
      <style:graphic-properties draw:stroke="solid" draw:stroke-dash="Ultrafine_20_Dashed" svg:stroke-width="0.05cm" svg:stroke-color="#000000" draw:marker-start-width="0.275cm" draw:marker-start-center="true" draw:marker-end="Arrow" draw:marker-end-width="0.275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cm" fo:padding-bottom="0.1cm" fo:padding-left="0.1cm" fo:padding-right="0.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interface" style:family="graphic" style:parent-style-name="standard">
      <style:graphic-properties draw:stroke="solid" draw:stroke-dash="Ultrafine_20_Dotted_20__28_var_29_" svg:stroke-width="0.018cm" svg:stroke-color="#800000" draw:marker-start="Square" draw:marker-start-width="0.227cm" draw:marker-start-center="true" draw:marker-end="Double_20_Arrow" draw:marker-end-width="0.227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cm" fo:padding-bottom="0.1cm" fo:padding-left="0.1cm" fo:padding-right="0.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none" style:country-asian="none" style:font-style-asian="normal" style:font-weight-asian="normal" style:font-family-complex="'Arial Unicode MS'" style:font-pitch-complex="variable" style:font-size-complex="24pt" style:language-complex="none" style:country-complex="none" style:font-style-complex="normal" style:font-weight-complex="normal" style:text-scale="100%" style:font-relief="none" fo:hyphenate="false"/>
    </style:style>
    <style:style style:name="bar" style:family="graphic" style:parent-style-name="standard"/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3-09-17T12:12:17</meta:creation-date>
    <dc:date>2005-10-18T14:57:06</dc:date>
    <meta:print-date>2005-10-18T14:54:15</meta:print-date>
    <dc:language>en-US</dc:language>
    <meta:editing-cycles>228</meta:editing-cycles>
    <meta:editing-duration>P7DT0H3M1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